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paragraph-properties fo:text-align="justify" style:justify-single-word="false"/>
    </style:style>
    <style:style style:name="P2" style:family="paragraph" style:parent-style-name="Standard">
      <style:paragraph-properties fo:line-height="115%" fo:text-align="justify" style:justify-single-word="false"/>
      <style:text-properties officeooo:rsid="0012fa0f" officeooo:paragraph-rsid="0012fa0f"/>
    </style:style>
    <style:style style:name="P3" style:family="paragraph" style:parent-style-name="Standard">
      <style:paragraph-properties fo:line-height="115%" fo:text-align="justify" style:justify-single-word="false"/>
      <style:text-properties officeooo:rsid="0012fa0f" officeooo:paragraph-rsid="001f7fff"/>
    </style:style>
    <style:style style:name="P4" style:family="paragraph" style:parent-style-name="Standard">
      <style:paragraph-properties fo:text-align="justify" style:justify-single-word="false"/>
      <style:text-properties officeooo:rsid="0012fa0f" officeooo:paragraph-rsid="0012fa0f"/>
    </style:style>
    <style:style style:name="P5" style:family="paragraph" style:parent-style-name="Standard">
      <style:paragraph-properties fo:line-height="115%" fo:text-align="justify" style:justify-single-word="false"/>
      <style:text-properties officeooo:paragraph-rsid="0020532a"/>
    </style:style>
    <style:style style:name="P6" style:family="paragraph" style:parent-style-name="Standard">
      <style:paragraph-properties fo:line-height="115%" fo:text-align="justify" style:justify-single-word="false"/>
      <style:text-properties officeooo:rsid="001437ee" officeooo:paragraph-rsid="001f7fff"/>
    </style:style>
    <style:style style:name="P7" style:family="paragraph" style:parent-style-name="Standard">
      <style:paragraph-properties fo:line-height="115%" fo:text-align="justify" style:justify-single-word="false"/>
      <style:text-properties officeooo:rsid="00164703" officeooo:paragraph-rsid="00164703"/>
    </style:style>
    <style:style style:name="P8" style:family="paragraph" style:parent-style-name="Standard">
      <style:paragraph-properties fo:line-height="115%" fo:text-align="justify" style:justify-single-word="false"/>
      <style:text-properties officeooo:rsid="00164703" officeooo:paragraph-rsid="00190613"/>
    </style:style>
    <style:style style:name="P9" style:family="paragraph" style:parent-style-name="Standard">
      <style:paragraph-properties fo:line-height="115%" fo:text-align="justify" style:justify-single-word="false"/>
      <style:text-properties officeooo:rsid="00164703" officeooo:paragraph-rsid="0020532a"/>
    </style:style>
    <style:style style:name="P10" style:family="paragraph" style:parent-style-name="Standard">
      <style:paragraph-properties fo:text-align="justify" style:justify-single-word="false"/>
      <style:text-properties fo:font-weight="normal" officeooo:rsid="001660eb" officeooo:paragraph-rsid="00190613" style:font-weight-asian="normal" style:font-weight-complex="normal"/>
    </style:style>
    <style:style style:name="P11" style:family="paragraph" style:parent-style-name="Standard">
      <style:paragraph-properties fo:text-align="justify" style:justify-single-word="false"/>
      <style:text-properties fo:font-weight="normal" officeooo:paragraph-rsid="00190613" style:font-weight-asian="normal" style:font-weight-complex="normal"/>
    </style:style>
    <style:style style:name="P12" style:family="paragraph" style:parent-style-name="Standard">
      <style:paragraph-properties fo:line-height="115%" fo:text-align="justify" style:justify-single-word="false"/>
      <style:text-properties officeooo:rsid="002083cd" officeooo:paragraph-rsid="002083cd"/>
    </style:style>
    <style:style style:name="P13" style:family="paragraph" style:parent-style-name="Standard">
      <style:paragraph-properties fo:margin-top="0cm" fo:margin-bottom="0.3cm" loext:contextual-spacing="false" fo:line-height="115%" fo:text-align="justify" style:justify-single-word="false" style:shadow="none"/>
      <style:text-properties officeooo:rsid="001437ee" officeooo:paragraph-rsid="001f7fff"/>
    </style:style>
    <style:style style:name="P14" style:family="paragraph" style:parent-style-name="Standard">
      <style:paragraph-properties fo:margin-top="0cm" fo:margin-bottom="0.3cm" loext:contextual-spacing="false" fo:line-height="115%" fo:text-align="justify" style:justify-single-word="false" style:shadow="none"/>
      <style:text-properties officeooo:rsid="001437ee" officeooo:paragraph-rsid="001437ee"/>
    </style:style>
    <style:style style:name="P15" style:family="paragraph" style:parent-style-name="Standard">
      <style:paragraph-properties fo:margin-top="0cm" fo:margin-bottom="0.3cm" loext:contextual-spacing="false" fo:line-height="115%" fo:text-align="justify" style:justify-single-word="false"/>
      <style:text-properties officeooo:rsid="001437ee" officeooo:paragraph-rsid="001437ee"/>
    </style:style>
    <style:style style:name="P16" style:family="paragraph" style:parent-style-name="Standard">
      <style:paragraph-properties fo:margin-top="0cm" fo:margin-bottom="0.3cm" loext:contextual-spacing="false" fo:line-height="115%" fo:text-align="justify" style:justify-single-word="false"/>
      <style:text-properties officeooo:rsid="00164703" officeooo:paragraph-rsid="00204ee1"/>
    </style:style>
    <style:style style:name="P17" style:family="paragraph" style:parent-style-name="Text_20_body">
      <style:paragraph-properties fo:text-align="justify" style:justify-single-word="false"/>
      <style:text-properties officeooo:rsid="001f7fff" officeooo:paragraph-rsid="0020532a"/>
    </style:style>
    <style:style style:name="P18" style:family="paragraph" style:parent-style-name="Text_20_body">
      <style:paragraph-properties fo:line-height="115%" fo:text-align="justify" style:justify-single-word="false"/>
    </style:style>
    <style:style style:name="P19" style:family="paragraph" style:parent-style-name="Text_20_body">
      <style:paragraph-properties fo:line-height="115%" fo:text-align="justify" style:justify-single-word="false"/>
      <style:text-properties fo:font-weight="normal" officeooo:rsid="001f7fff" officeooo:paragraph-rsid="0020532a" style:font-weight-asian="normal" style:font-weight-complex="normal"/>
    </style:style>
    <style:style style:name="P20" style:family="paragraph" style:parent-style-name="Text_20_body">
      <style:paragraph-properties fo:line-height="115%" fo:text-align="justify" style:justify-single-word="false"/>
      <style:text-properties fo:font-weight="normal" officeooo:rsid="001f7fff" officeooo:paragraph-rsid="002083cd" style:font-weight-asian="normal" style:font-weight-complex="normal"/>
    </style:style>
    <style:style style:name="P21" style:family="paragraph" style:parent-style-name="Text_20_body">
      <style:paragraph-properties fo:line-height="115%" fo:text-align="justify" style:justify-single-word="false"/>
      <style:text-properties fo:font-weight="normal" officeooo:rsid="001f7fff" officeooo:paragraph-rsid="0021ae17" style:font-weight-asian="normal" style:font-weight-complex="normal"/>
    </style:style>
    <style:style style:name="P22" style:family="paragraph" style:parent-style-name="Text_20_body">
      <style:paragraph-properties fo:text-align="justify" style:justify-single-word="false"/>
      <style:text-properties fo:font-weight="normal" officeooo:rsid="001f7fff" officeooo:paragraph-rsid="0020532a" style:font-weight-asian="normal" style:font-weight-complex="normal"/>
    </style:style>
    <style:style style:name="P23" style:family="paragraph" style:parent-style-name="Standard">
      <style:paragraph-properties fo:margin-top="0cm" fo:margin-bottom="0.3cm" loext:contextual-spacing="false" fo:line-height="115%" fo:text-align="justify" style:justify-single-word="false"/>
      <style:text-properties officeooo:rsid="001437ee" officeooo:paragraph-rsid="001437ee"/>
    </style:style>
    <style:style style:name="P24" style:family="paragraph" style:parent-style-name="Standard">
      <style:paragraph-properties fo:margin-top="0cm" fo:margin-bottom="0.3cm" loext:contextual-spacing="false" fo:line-height="115%" fo:text-align="justify" style:justify-single-word="false"/>
      <style:text-properties officeooo:rsid="001437ee" officeooo:paragraph-rsid="001f7fff"/>
    </style:style>
    <style:style style:name="P25" style:family="paragraph" style:parent-style-name="Heading_20_2">
      <style:paragraph-properties fo:text-align="justify" style:justify-single-word="false"/>
    </style:style>
    <style:style style:name="P26" style:family="paragraph" style:parent-style-name="Heading_20_1">
      <style:paragraph-properties fo:text-align="justify" style:justify-single-word="false"/>
    </style:style>
    <style:style style:name="T1" style:family="text">
      <style:text-properties officeooo:rsid="00160faa"/>
    </style:style>
    <style:style style:name="T2" style:family="text">
      <style:text-properties officeooo:rsid="00164703"/>
    </style:style>
    <style:style style:name="T3" style:family="text">
      <style:text-properties fo:font-weight="normal" style:font-weight-asian="normal" style:font-weight-complex="normal"/>
    </style:style>
    <style:style style:name="T4" style:family="text">
      <style:text-properties fo:font-weight="normal" officeooo:rsid="001660eb" style:font-weight-asian="normal" style:font-weight-complex="normal"/>
    </style:style>
    <style:style style:name="T5" style:family="text">
      <style:text-properties fo:font-weight="normal" officeooo:rsid="0016687e" style:font-weight-asian="normal" style:font-weight-complex="normal"/>
    </style:style>
    <style:style style:name="T6" style:family="text">
      <style:text-properties fo:font-weight="normal" officeooo:rsid="0020532a" style:font-weight-asian="normal" style:font-weight-complex="normal"/>
    </style:style>
    <style:style style:name="T7" style:family="text">
      <style:text-properties officeooo:rsid="0016687e"/>
    </style:style>
    <style:style style:name="T8" style:family="text">
      <style:text-properties fo:font-weight="bold" style:font-weight-asian="bold" style:font-weight-complex="bold"/>
    </style:style>
    <style:style style:name="T9" style:family="text">
      <style:text-properties officeooo:rsid="001f7fff"/>
    </style:style>
    <style:style style:name="T10" style:family="text">
      <style:text-properties officeooo:rsid="00204ee1"/>
    </style:style>
    <style:style style:name="T11" style:family="text">
      <style:text-properties officeooo:rsid="0020532a"/>
    </style:style>
    <style:style style:name="T12" style:family="text">
      <style:text-properties officeooo:rsid="0021ae17"/>
    </style:style>
    <style:style style:name="T13" style:family="text">
      <style:text-properties officeooo:rsid="0021b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rojects 2017 - 2018</text:p>
      <text:h text:style-name="P26" text:outline-level="1">Intravoxel Incoherent Motion (IVIM) in Brain</text:h>
      <text:p text:style-name="P17">Supervisors: Kennin L., Efthimiou N., <text:span text:style-name="T3"><text:s/></text:span><text:span text:style-name="T6">Cawthorne C.</text:span></text:p>
      <text:p text:style-name="P18"><text:tab/>Intravoxel Incoherent Motion is a novel non-invasive MRI method for obtaining perfusion and diffusion metrics without the use of gadolinium-based contrast agents. Conventional diffusion-weighted imaging is able to generate apparent diffusion coefficient (ADC) values reflecting diffusion in the extracellular environment but no perfusion metrics. Furthermore, these ADC values have the potential to be falsely elevated in highly perfused tissues. </text:p>
      <text:p text:style-name="P18">Over-estimation of ADC values in tumours is potentially misleading for staging and follow-up. IVIM utilises bi-exponential fitting of multi-b-value diffusion data to extract the fast (D*) and slow (D) diffusion components, improving tissue characterisation. This project would involve coding an analysis tool to investigate normal and pathological values of f, D* and D extracted from IVIM brain datasets.</text:p>
      <text:p text:style-name="P2"><text:span text:style-name="T9">For the validation of the </text:span>fitting algorithm <text:span text:style-name="T9">t</text:span>he new Medical Image Analysis framework developed in the University of Hull, <text:span text:style-name="T9">will be used.</text:span> <text:span text:style-name="T9">The framework provides an interface for ROI selection and image manipulation.</text:span></text:p>
      <text:p text:style-name="P3">The successful candidate should have a motivation to <text:span text:style-name="T9">became a software tester of the framework,</text:span> while working on real clinical case studies. High level programming skills are not necessary. <text:s text:c="2"/></text:p>
      <text:p text:style-name="P4"/>
      <text:h text:style-name="P26" text:outline-level="1">Development of <text:span text:style-name="T13">motion signal extraction</text:span> framework <text:span text:style-name="T13">for the Microsoft Kinect camera</text:span></text:h>
      <text:p text:style-name="P22">Supervisors: Efthimiou N., <text:span text:style-name="T11">Cawthorne C. </text:span></text:p>
      <text:p text:style-name="P13"><text:tab/>A stand-alone <text:span text:style-name="T13">cross-platform</text:span> framework for image analysis,<text:span text:style-name="T13"> reconstruction</text:span> and data processing of a variate of data acquired by PET/SPECT scanners and potentially MRI <text:span text:style-name="T9">is under development</text:span>. The framework links and makes use of external open source libraries in order to handle data formats <text:span text:style-name="T9">and perform various complex tasks.</text:span> The GUI is developed on QT and there is a strong drive to have cross-platform compatibility ( especially <text:span text:style-name="T13">between </text:span>Windows and Linux). </text:p>
      <text:p text:style-name="P13">The goal will be to provide a responsive / neat / intuitive <text:span text:style-name="T13">plug-in</text:span> <text:span text:style-name="T13">able to acquire data from a Microsoft <text:s/>Kinect camer in a easy plug and play fashion and extract from those warp spaces and/or motion signals <text:s/></text:span><text:s/>for <text:span text:style-name="T13">motion corrected or compensated medical image reconstruction.</text:span></text:p>
      <text:p text:style-name="P14"><text:span text:style-name="T9">This is a project on scientific programming but many programming challenges have to addressed. </text:span>The successful candidate will need to fluent in a C variance, with drive to improve his skills on C++ and C<text:span text:style-name="T9">M</text:span>ake. </text:p>
      <text:p text:style-name="P6"/>
      <text:h text:style-name="P25" text:outline-level="2"><text:soft-page-break/>Analytic simulation of motion correction <text:span text:style-name="T9">phantom</text:span> for PET studies</text:h>
      <text:p text:style-name="P19">Supervisors: Efthimiou N., <text:span text:style-name="T11">Cawthorne C. </text:span></text:p>
      <text:p text:style-name="P15"><text:tab/>Normal PET scans can last for several minutes. Patients are asked to manage and regularize their breathing <text:span text:style-name="T9">pattern</text:span> but that is not <text:span text:style-name="T2">feasible for prolong periods of time</text:span>. Therefore, <text:span text:style-name="T2">some form of</text:span> motion correction <text:span text:style-name="T2">or motion compensated reconstructions are </text:span>becoming standard<text:span text:style-name="T2">s </text:span>in the industry or <text:span text:style-name="T2">at </text:span>the very least provided by the manufactures as an <text:span text:style-name="T2">extra </text:span>option. </text:p>
      <text:p text:style-name="P15"><text:span text:style-name="T2">In an academic environment, a</text:span>ccess to clinical data is not feasible on every occasion. Digital Anthropomorphic voxelised phantoms are a <text:span text:style-name="T2">proven </text:span>viable alternative <text:span text:style-name="T2">to acquired data. The phantoms can be simulated analytically or with Monte Carlo techniques. <text:tab/></text:span></text:p>
      <text:p text:style-name="P24">The aim of this project is the study <text:span text:style-name="T9">the</text:span> appropriateness of the commercial XCAT phantom for <text:span text:style-name="T1">the simulation of the breathing circle. The successful candidate will have to get familiar with the anatomy of the lungs and surrounding tissues as illustrated in the XCAT phantom. Then, various segmentation methods will be tried out. The goal ot this project is to propose the optimal segmentation technique for the XCAT phantom breathing motion pattern. </text:span></text:p>
      <text:p text:style-name="P16">The <text:span text:style-name="T10">successful </text:span>student should be versatile with <text:span text:style-name="T9">a spreadsheet application.</text:span></text:p>
      <text:p text:style-name="P16"><text:span text:style-name="T10">The project will allow the student to build</text:span> on a diverse rang<text:span text:style-name="T10">e</text:span> of skills involving physics and anatomy and <text:span text:style-name="T10">simple </text:span>image processing. </text:p>
      <text:p text:style-name="P7"/>
      <text:h text:style-name="Heading_20_2" text:outline-level="2">MATLAB scripts for illustration of various concepts on Medical Imagin<text:span text:style-name="T11">g</text:span></text:h>
      <text:p text:style-name="P20">Supervisors: Efthimiou N., <text:span text:style-name="T12">Cawthorne C.</text:span></text:p>
      <text:p text:style-name="P5"><text:span text:style-name="T11">MATLAB has been proven a valuable tool in teaching. </text:span>Educators in disciplines across the Sciences use MATLAB. Their main objective is to teach scientific concepts while instilling quantitative thinking in their students.</text:p>
      <text:p text:style-name="P9"><text:span text:style-name="T11">T</text:span>he module of Medical Image Analysis <text:span text:style-name="T11">relies on </text:span>MATLAB scripts for the illustration o<text:span text:style-name="T11">f advanced concepts and practical demonstration of</text:span> the content of the lectures. <text:span text:style-name="T11">As scripting progrmming languege are commonly used in many working environments (clinical and non-clinical)</text:span> <text:span text:style-name="T11">the module offers to the students </text:span>practical sessions <text:span text:style-name="T11">to improve their skills</text:span>. </text:p>
      <text:p text:style-name="P9">The successful candidate <text:span text:style-name="T11">would be driven to enhance his understanding of many aspects of Medical Image Analysis and motivated to do so by improving the scripts used in the module. The scripts should be well documented, as it is a good programming practice. </text:span></text:p>
      <text:p text:style-name="P12">The validation of the delivered code will be performed on clinical and preclinical data. </text:p>
      <text:p text:style-name="P8">The student will gain in depth knowledge of the mathematical and physical background of medical imaging and build or improve his/her knowledge on MATLAB scripting.</text:p>
      <text:p text:style-name="P8"/>
      <text:h text:style-name="Heading_20_2" text:outline-level="2"><text:soft-page-break/><text:span text:style-name="T8">Investigation of novel GPU accelerated ray-tracing for medical imaging applications.</text:span> </text:h>
      <text:p text:style-name="P11"/>
      <text:p text:style-name="P21">Supervisors: Efthimiou N., <text:span text:style-name="T12">Cawthorne C.</text:span></text:p>
      <text:p text:style-name="P10">Software for Tomographic Image Reconstruction (STIR) is an open source toolbox primarily aimed at providing tools to enable the reconstruction of datasets acquired using Positron Emission Tomography (PET). It is over ten years old, has been well validated and is the leading tool for image reconstruction research in PET, cited by the majority of research groups in the field. Although it is implemented in C++, which for many years was considered the golden standard for speed, it is still time-consuming to obtain results especially for the comparison of multiple techniques on dynamic (multiple-frame) datasets. </text:p>
      <text:p text:style-name="P10"/>
      <text:p text:style-name="P10">Recently the introduction of GPU-based processing has driven computing speeds to previously unobtainable levels, and it is of global interest to configure this open source platform for GPU processing (via CUDA or openCL).</text:p>
      <text:p text:style-name="P10"/>
      <text:p text:style-name="P10">Ray tracing in medical imaging is used for the calculation of the model of the scanner. Currently the most common algorithms are variations of the Siddon’s ray tracer. Though, robust and fast, it has not been designed to be GPU friendly. <text:span text:style-name="T7">Recent advancements i</text:span>n fields as virtual and augmented reality <text:span text:style-name="T7">have demonstrated </text:span>various GPU specific <text:span text:style-name="T7">real-time </text:span>ray tracers. </text:p>
      <text:p text:style-name="P10"/>
      <text:p text:style-name="P8"><text:span text:style-name="T4">This project seeks to propose and implement an upgrade of the current STIR, Siddon ray-tracer, in a flexible and efficient manner, to effect the reduction of computational time </text:span><text:span text:style-name="T5">and drive towards achieving real time medical imaging</text:span><text:span text:style-name="T4">. The successful student should have a good knowledge of GPU programming. </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s Efthymiou</meta:initial-creator>
    <meta:creation-date>2018-03-05T19:50:00.588491514</meta:creation-date>
    <dc:date>2018-03-20T21:44:05.469546609</dc:date>
    <dc:creator>Nikos Efthymiou</dc:creator>
    <meta:editing-duration>PT2H13M33S</meta:editing-duration>
    <meta:editing-cycles>14</meta:editing-cycles>
    <meta:generator>LibreOffice/6.0.2.1.0$Linux_X86_64 LibreOffice_project/00m0$Build-1</meta:generator>
    <meta:document-statistic meta:table-count="0" meta:image-count="0" meta:object-count="0" meta:page-count="3" meta:paragraph-count="32" meta:word-count="1003" meta:character-count="6632" meta:non-whitespace-character-count="5632"/>
  </office:meta>
</office:document-meta>
</file>